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F40000018D79E1FDE382716EB8.jpg" manifest:media-type="image/jpeg"/>
  <manifest:file-entry manifest:full-path="Pictures/10000000000001F4000001EE8EF4FCAA0B3A3EB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left="-0.318cm" fo:margin-right="-1.508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line-height="150%" fo:text-align="justify" style:justify-single-word="false">
        <style:tab-stops>
          <style:tab-stop style:position="3.493cm"/>
        </style:tab-stops>
      </style:paragraph-properties>
      <style:text-properties style:font-name="Arial" officeooo:paragraph-rsid="000a3c46" style:font-name-asian="Arial" style:font-name-complex="Arial"/>
    </style:style>
    <style:style style:name="P4" style:family="paragraph" style:parent-style-name="Standard_20__28_user_29_">
      <style:paragraph-properties fo:line-height="150%" fo:text-align="justify" style:justify-single-word="false">
        <style:tab-stops>
          <style:tab-stop style:position="6.985cm"/>
        </style:tab-stops>
      </style:paragraph-properties>
      <style:text-properties style:font-name="Arial" officeooo:paragraph-rsid="000a3c46" style:font-name-asian="Arial" style:font-name-complex="Arial"/>
    </style:style>
    <style:style style:name="P5" style:family="paragraph" style:parent-style-name="Standard_20__28_user_29_">
      <style:paragraph-properties fo:line-height="150%" fo:text-align="end" style:justify-single-word="false">
        <style:tab-stops>
          <style:tab-stop style:position="6.985cm"/>
        </style:tab-stops>
      </style:paragraph-properties>
      <style:text-properties style:font-name="Arial" officeooo:paragraph-rsid="000a3c46" style:font-name-asian="Arial" style:font-name-complex="Arial"/>
    </style:style>
    <style:style style:name="P6" style:family="paragraph" style:parent-style-name="Standard_20__28_user_29_">
      <style:paragraph-properties fo:line-height="150%" fo:text-align="center" style:justify-single-word="false">
        <style:tab-stops>
          <style:tab-stop style:position="6.985cm"/>
        </style:tab-stops>
      </style:paragraph-properties>
      <style:text-properties style:font-name="Arial" officeooo:paragraph-rsid="000a3c46" style:font-name-asian="Arial" style:font-name-complex="Arial"/>
    </style:style>
    <style:style style:name="P7" style:family="paragraph" style:parent-style-name="Standard_20__28_user_29_">
      <style:paragraph-properties fo:line-height="150%" fo:text-align="justify" style:justify-single-word="false">
        <style:tab-stops>
          <style:tab-stop style:position="6.985cm"/>
        </style:tab-stops>
      </style:paragraph-properties>
      <style:text-properties style:font-name="Arial" officeooo:paragraph-rsid="000a3c46" style:font-name-complex="Arial"/>
    </style:style>
    <style:style style:name="P8" style:family="paragraph" style:parent-style-name="Standard_20__28_user_29_">
      <style:paragraph-properties fo:line-height="150%" fo:text-align="justify" style:justify-single-word="false">
        <style:tab-stops>
          <style:tab-stop style:position="3.519cm"/>
        </style:tab-stops>
      </style:paragraph-properties>
      <style:text-properties style:font-name="Arial" officeooo:paragraph-rsid="000a3c46" style:font-name-complex="Arial"/>
    </style:style>
    <style:style style:name="P9" style:family="paragraph" style:parent-style-name="Standard_20__28_user_29_">
      <style:paragraph-properties fo:line-height="150%" fo:text-align="justify" style:justify-single-word="false">
        <style:tab-stops>
          <style:tab-stop style:position="6.985cm"/>
        </style:tab-stops>
      </style:paragraph-properties>
      <style:text-properties style:font-name="Arial" officeooo:rsid="001ceb60" officeooo:paragraph-rsid="000a3c46" style:font-name-complex="Arial"/>
    </style:style>
    <style:style style:name="P10" style:family="paragraph" style:parent-style-name="Standard_20__28_user_29_">
      <style:paragraph-properties fo:line-height="150%" fo:text-align="justify" style:justify-single-word="false">
        <style:tab-stops>
          <style:tab-stop style:position="2.357cm"/>
        </style:tab-stops>
      </style:paragraph-properties>
      <style:text-properties officeooo:paragraph-rsid="000a3c46"/>
    </style:style>
    <style:style style:name="P11" style:family="paragraph" style:parent-style-name="Standard_20__28_user_29_">
      <style:paragraph-properties fo:margin-left="0cm" fo:margin-right="0cm" fo:line-height="150%" fo:text-align="justify" style:justify-single-word="false" fo:text-indent="2.357cm" style:auto-text-indent="false">
        <style:tab-stops>
          <style:tab-stop style:position="6.985cm"/>
        </style:tab-stops>
      </style:paragraph-properties>
      <style:text-properties officeooo:paragraph-rsid="000a3c46"/>
    </style:style>
    <style:style style:name="P12" style:family="paragraph" style:parent-style-name="Standard_20__28_user_29_">
      <style:paragraph-properties fo:line-height="150%" fo:text-align="justify" style:justify-single-word="false">
        <style:tab-stops>
          <style:tab-stop style:position="6.985cm"/>
        </style:tab-stops>
      </style:paragraph-properties>
      <style:text-properties style:font-name="Arial" officeooo:paragraph-rsid="000a3c46" style:font-name-asian="Arial" style:font-name-complex="Arial"/>
    </style:style>
    <style:style style:name="P13" style:family="paragraph" style:parent-style-name="Standard_20__28_user_29_" style:master-page-name="Standard">
      <style:paragraph-properties fo:line-height="150%" fo:text-align="end" style:justify-single-word="false" style:page-number="auto">
        <style:tab-stops>
          <style:tab-stop style:position="6.985cm"/>
        </style:tab-stops>
      </style:paragraph-properties>
      <style:text-properties style:font-name="Arial" officeooo:rsid="001ceb60" officeooo:paragraph-rsid="000a3c46" style:font-name-asian="Arial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T3" style:family="text">
      <style:text-properties style:font-name="Arial" fo:font-size="7pt" style:font-size-asian="7pt" style:font-name-complex="Arial"/>
    </style:style>
    <style:style style:name="T4" style:family="text">
      <style:text-properties style:font-name="Arial" fo:font-size="7pt" style:font-name-asian="Arial" style:font-size-asian="7pt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1ceb60" style:font-name-asian="Arial" style:font-name-complex="Arial"/>
    </style:style>
    <style:style style:name="T8" style:family="text">
      <style:text-properties style:font-name="Arial" officeooo:rsid="001df76c" style:font-name-asian="Arial" style:font-name-complex="Arial"/>
    </style:style>
    <style:style style:name="T9" style:family="text">
      <style:text-properties style:font-name="Arial" fo:font-weight="bold" officeooo:rsid="001ceb60" style:font-name-asian="Arial" style:font-weight-asian="bold" style:font-name-complex="Arial" style:font-weight-complex="bold"/>
    </style:style>
    <style:style style:name="T10" style:family="text">
      <style:text-properties fo:language="pt" fo:country="BR" style:language-asian="pt" style:country-asian="BR"/>
    </style:style>
    <style:style style:name="T11" style:family="text">
      <style:text-properties officeooo:rsid="001ceb6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arginha, 15 de agosto de 2016.</text:p>
      <text:p text:style-name="P5"/>
      <text:p text:style-name="P4"/>
      <text:p text:style-name="P9">Ao Colegiado do </text:p>
      <text:p text:style-name="P7"><text:span text:style-name="T11">Programa de </text:span>Pós-Graduação <text:span text:style-name="T11">em Estatística Aplicada e Biometria</text:span></text:p>
      <text:p text:style-name="P8"/>
      <text:p text:style-name="P8"/>
      <text:p text:style-name="P10"><text:span text:style-name="T6"><text:tab/></text:span><text:span text:style-name="T7">Gostaria de solicitar a inclusão do Prof. Lincoln Thadeu Gouvêa de Frias como coorientador nos projetos por mim orientados das discentes </text:span><text:span text:style-name="T9">Larissa Gonçalves Souza</text:span><text:span text:style-name="T7"> e </text:span><text:span text:style-name="T9">Wanessa Gabrielle Toledo Martins</text:span><text:span text:style-name="T7">. Os projetos são intitulados, respectivamente, “O envelhecimento populacional nos municípios do Sul/Sudoeste de Minas: análise de agrupamento usando componentes principais” e “</text:span><text:span text:style-name="T8">Pareamento com escore de propensão</text:span><text:span text:style-name="T7"> para avaliação de programas sociais”.</text:span></text:p>
      <text:p text:style-name="P3"/>
      <text:p text:style-name="P3"/>
      <text:p text:style-name="P3"/>
      <text:p text:style-name="P11"><text:span text:style-name="T6">Atencio</text:span><text:span text:style-name="T5">samente</text:span><text:span text:style-name="T6">,</text:span></text:p>
      <text:p text:style-name="P4"/>
      <text:p text:style-name="P4"/>
      <text:p text:style-name="P4"/>
      <text:p text:style-name="P4"/>
      <text:p text:style-name="P4"/>
      <text:p text:style-name="P4"/>
      <text:p text:style-name="P6">Profa. Patrícia de Siqueira Ramos</text:p>
      <text:p text:style-name="P6">IC<text:span text:style-name="T11">SA</text:span>/UNIFAL-MG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Cabeçalho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o_20_quadro" style:display-name="Conteúdo do quadro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Fonte_20_parág._20_padrão1" style:display-name="Fonte parág. padrão1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letter-kerning="true" style:font-name-asian="Lucida Sans Unicode" style:font-family-asian="'Lucida Sans Unicode'" style:font-family-generic-asian="swiss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318cm" fo:margin-right="-1.508cm" fo:text-indent="0cm" style:auto-text-indent="false"/>
    </style:style>
    <style:style style:name="MP2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MT2" style:family="text"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MT3" style:family="text">
      <style:text-properties style:font-name="Arial" fo:font-size="7pt" style:font-size-asian="7pt" style:font-name-complex="Arial"/>
    </style:style>
    <style:style style:name="MT4" style:family="text">
      <style:text-properties style:font-name="Arial" fo:font-size="7pt" style:font-name-asian="Arial" style:font-size-asian="7pt" style:font-name-complex="Arial"/>
    </style:style>
    <style:style style:name="MT5" style:family="text">
      <style:text-properties fo:language="pt" fo:country="BR" style:language-asian="pt" style:country-asian="BR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46cm" fo:margin-bottom="1.27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52cm" fo:margin-left="0cm" fo:margin-right="0cm" fo:margin-bottom="2.753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2.858cm" svg:y="0.021cm" svg:width="7.893cm" svg:height="2.11cm" draw:z-index="2"><draw:text-box><text:p text:style-name="MP2"><text:span text:style-name="MT1">MINISTÉRIO</text:span><text:span text:style-name="MT2"> </text:span><text:span text:style-name="MT1">DA</text:span><text:span text:style-name="MT2"> </text:span><text:span text:style-name="MT1">EDUCAÇÃO</text:span></text:p><text:p text:style-name="MP2"><text:span text:style-name="MT1">Universidade</text:span><text:span text:style-name="MT2"> </text:span><text:span text:style-name="MT1">Federal</text:span><text:span text:style-name="MT2"> </text:span><text:span text:style-name="MT1">de</text:span><text:span text:style-name="MT2"> </text:span><text:span text:style-name="MT1">Alfenas</text:span><text:span text:style-name="MT2"> . </text:span><text:span text:style-name="MT1">UNIFAL</text:span><text:span text:style-name="MT2">-</text:span><text:span text:style-name="MT1">MG</text:span></text:p><text:p text:style-name="MP2"><text:span text:style-name="MT3">Rua</text:span><text:span text:style-name="MT4"> </text:span><text:span text:style-name="MT3">Gabriel</text:span><text:span text:style-name="MT4"> </text:span><text:span text:style-name="MT3">Monteiro</text:span><text:span text:style-name="MT4"> </text:span><text:span text:style-name="MT3">da</text:span><text:span text:style-name="MT4"> </text:span><text:span text:style-name="MT3">Silva</text:span><text:span text:style-name="MT4">, 700. <text:s/></text:span><text:span text:style-name="MT3">Alfenas</text:span><text:span text:style-name="MT4">/</text:span><text:span text:style-name="MT3">MG</text:span><text:span text:style-name="MT4"> <text:s text:c="2"/>. <text:s text:c="2"/></text:span><text:span text:style-name="MT3">CEP</text:span><text:span text:style-name="MT4"> 37130-000</text:span></text:p><text:p text:style-name="MP2"><text:span text:style-name="MT3">Fone</text:span><text:span text:style-name="MT4">: (35) 3299-1000 . </text:span><text:span text:style-name="MT3">Fax</text:span><text:span text:style-name="MT4">: (35) 3299-1063</text:span></text:p></draw:text-box></draw:frame> <text:s/><text:span text:style-name="MT5"><draw:frame draw:style-name="Mfr2" draw:name="Image1" text:anchor-type="as-char" svg:width="2.328cm" svg:height="2.154cm" draw:z-index="0"><draw:image xlink:href="Pictures/10000000000001F4000001EE8EF4FCAA0B3A3EB8.jpg" xlink:type="simple" xlink:show="embed" xlink:actuate="onLoad"/></draw:frame></text:span> <text:s text:c="97"/><text:span text:style-name="MT5"><draw:frame draw:style-name="Mfr2" draw:name="Image2" text:anchor-type="as-char" svg:width="2.362cm" svg:height="2.117cm" draw:z-index="1"><draw:image xlink:href="Pictures/10000000000001F40000018D79E1FDE382716EB8.jpg" xlink:type="simple" xlink:show="embed" xlink:actuate="onLoad"/></draw:frame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12-13T10:01:00</meta:creation-date>
    <dc:date>2016-08-15T10:02:25.196975051</dc:date>
    <meta:print-date>2013-12-13T12:58:00</meta:print-date>
    <meta:editing-cycles>9</meta:editing-cycles>
    <meta:editing-duration>PT14M31S</meta:editing-duration>
    <meta:generator>LibreOffice/5.1.4.2$Linux_X86_64 LibreOffice_project/10m0$Build-2</meta:generator>
    <meta:document-statistic meta:table-count="0" meta:image-count="2" meta:object-count="0" meta:page-count="1" meta:paragraph-count="12" meta:word-count="110" meta:character-count="889" meta:non-whitespace-character-count="683"/>
  </office:meta>
</office:document-meta>
</file>